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Object4WSDL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4WSDL.setTargetNamespace( String 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4WSDL.BpelObject4WSD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Object4WSDL.setElementType( QName e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4WSDL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4WSD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4WSDL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